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8.35cm" fo:min-width="22.8cm"/>
    </style:style>
    <style:style style:name="gr9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3.15cm" fo:min-width="9.1cm"/>
    </style:style>
    <style:style style:name="gr10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3.15cm" fo:min-width="6.3cm"/>
    </style:style>
    <style:style style:name="gr1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8.05cm" fo:min-width="20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ff3333" style:font-name="DejaVu Math TeX Gyre" fo:font-size="12pt" style:font-size-asian="12pt" style:font-size-complex="12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style:style style:name="T5" style:family="text">
      <style:text-properties fo:color="#ff3333" style:font-name="DejaVu Math TeX Gyre" fo:font-size="12pt" style:font-size-asian="12pt" style:font-size-complex="12pt"/>
    </style:style>
    <style:style style:name="T6" style:family="text">
      <style:text-properties fo:color="#ff3333" style:text-position="-33% 58%"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1cm" svg:x="10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cm" svg:height="1cm" svg:x="11.5cm" svg:y="7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cm" svg:y1="6cm" svg:x2="5.1cm" svg:y2="6cm">
          <text:p/>
        </draw:line>
        <draw:frame draw:style-name="gr3" draw:text-style-name="P5" draw:layer="layout" svg:width="0.82cm" svg:height="0.747cm" svg:x="3cm" svg:y="5.1cm">
          <draw:text-box>
            <text:p><text:span text:style-name="T1">u</text:span></text:p>
          </draw:text-box>
        </draw:frame>
        <draw:custom-shape draw:style-name="gr4" draw:text-style-name="P4" xml:id="id1" draw:id="id1" draw:layer="layout" svg:width="0.8cm" svg:height="0.8cm" svg:x="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7.412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8.4cm" svg:y1="6cm" svg:x2="10cm" svg:y2="6cm" draw:start-shape="id1" draw:start-glue-point="10" draw:end-shape="id2" draw:end-glue-point="3" svg:d="M8400 6000h1600" svg:viewBox="0 0 1601 1">
          <text:p/>
        </draw:connector>
        <draw:connector draw:style-name="gr2" draw:text-style-name="P4" draw:layer="layout" svg:x1="11.5cm" svg:y1="8cm" svg:x2="8cm" svg:y2="6.4cm" draw:start-shape="id3" draw:start-glue-point="3" draw:end-shape="id1" draw:end-glue-point="8" svg:d="M11500 8000h-3500v-1600" svg:viewBox="0 0 3501 1601">
          <text:p/>
        </draw:connector>
        <draw:frame draw:style-name="gr6" draw:text-style-name="P6" draw:layer="layout" svg:width="0.788cm" svg:height="0.602cm" svg:x="7.612cm" svg:y="5.899cm">
          <draw:text-box>
            <text:p text:style-name="P1"><text:span text:style-name="T4">+</text:span></text:p>
          </draw:text-box>
        </draw:frame>
        <draw:custom-shape draw:style-name="gr1" draw:text-style-name="P2" xml:id="id7" draw:id="id7" draw:layer="layout" svg:width="2cm" svg:height="1cm" svg:x="19.0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cm" svg:height="1cm" svg:x="19.001cm" svg:y="3.5cm">
          <text:p text:style-name="P1"><text:span text:style-name="T1">G</text:span><text:span text:style-name="T2">4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781cm" svg:height="0.747cm" svg:x="25.203cm" svg:y="5.102cm">
          <draw:text-box>
            <text:p><text:span text:style-name="T1">y</text:span></text:p>
          </draw:text-box>
        </draw:frame>
        <draw:custom-shape draw:style-name="gr4" draw:text-style-name="P4" xml:id="id10" draw:id="id10" draw:layer="layout" svg:width="0.8cm" svg:height="0.8cm" svg:x="22.6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2.413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22.613cm" svg:y="5.499cm">
          <draw:text-box>
            <text:p text:style-name="P1"><text:span text:style-name="T4">+</text:span></text:p>
          </draw:text-box>
        </draw:frame>
        <draw:custom-shape draw:style-name="gr1" draw:text-style-name="P3" xml:id="id4" draw:id="id4" draw:layer="layout" svg:width="2cm" svg:height="1cm" svg:x="14cm" svg:y="9.5cm">
          <text:p text:style-name="P1"><text:span text:style-name="T3">H</text:span><text:span text:style-name="T2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7" draw:layer="layout" svg:width="23.3cm" svg:height="8.6cm" svg:x="2.8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8cm" svg:height="0.8cm" svg:x="5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4.9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5.212cm" svg:y="5.899cm">
          <draw:text-box>
            <text:p text:style-name="P1"><text:span text:style-name="T4">-</text:span></text:p>
          </draw:text-box>
        </draw:frame>
        <draw:line draw:style-name="gr2" draw:text-style-name="P4" draw:layer="layout" svg:x1="5.9cm" svg:y1="6cm" svg:x2="7.6cm" svg:y2="6cm">
          <text:p/>
        </draw:line>
        <draw:connector draw:style-name="gr2" draw:text-style-name="P4" draw:layer="layout" svg:x1="14cm" svg:y1="10cm" svg:x2="5.5cm" svg:y2="6.4cm" draw:start-shape="id4" draw:start-glue-point="3" draw:end-shape="id5" draw:end-glue-point="8" svg:d="M14000 10000h-8500v-3600" svg:viewBox="0 0 8501 3601">
          <text:p/>
        </draw:connector>
        <draw:custom-shape draw:style-name="gr1" draw:text-style-name="P2" xml:id="id6" draw:id="id6" draw:layer="layout" svg:width="2cm" svg:height="1cm" svg:x="13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2cm" svg:y1="6cm" svg:x2="13cm" svg:y2="6cm" draw:start-shape="id2" draw:start-glue-point="1" draw:end-shape="id6" draw:end-glue-point="3" svg:d="M12000 6000h1000" svg:viewBox="0 0 1001 1">
          <text:p/>
        </draw:connector>
        <draw:connector draw:style-name="gr2" draw:text-style-name="P4" draw:layer="layout" draw:line-skew="0.999cm" svg:x1="15cm" svg:y1="6cm" svg:x2="13.5cm" svg:y2="8cm" draw:start-shape="id6" draw:start-glue-point="1" draw:end-shape="id3" draw:end-glue-point="1" svg:d="M15000 6000h1500v2000h-3000" svg:viewBox="0 0 3001 2001">
          <text:p/>
        </draw:connector>
        <draw:connector draw:style-name="gr2" draw:text-style-name="P4" xml:id="id8" draw:id="id8" draw:layer="layout" svg:x1="15cm" svg:y1="6cm" svg:x2="19.001cm" svg:y2="6cm" draw:start-shape="id6" draw:start-glue-point="1" draw:end-shape="id7" draw:end-glue-point="3" svg:d="M15000 6000h4001" svg:viewBox="0 0 4002 1">
          <text:p/>
        </draw:connector>
        <draw:connector draw:style-name="gr2" draw:text-style-name="P4" draw:layer="layout" svg:x1="17cm" svg:y1="6cm" svg:x2="19.001cm" svg:y2="4cm" draw:start-shape="id8" draw:start-glue-point="0" draw:end-shape="id9" draw:end-glue-point="3" svg:d="M17000 6000v-2000h2001" svg:viewBox="0 0 2002 2001">
          <text:p/>
        </draw:connector>
        <draw:connector draw:style-name="gr2" draw:text-style-name="P4" draw:layer="layout" svg:x1="21.001cm" svg:y1="4cm" svg:x2="23.001cm" svg:y2="5.6cm" draw:start-shape="id9" draw:start-glue-point="1" draw:end-shape="id10" draw:end-glue-point="4" svg:d="M21001 4000h2000v1600" svg:viewBox="0 0 2001 1601">
          <text:p/>
        </draw:connector>
        <draw:connector draw:style-name="gr2" draw:text-style-name="P4" draw:layer="layout" svg:x1="21.001cm" svg:y1="6cm" svg:x2="22.601cm" svg:y2="6cm" draw:start-shape="id7" draw:start-glue-point="1" draw:end-shape="id10" draw:end-glue-point="6" svg:d="M21001 6000h1600" svg:viewBox="0 0 1601 1">
          <text:p/>
        </draw:connector>
        <draw:connector draw:style-name="gr2" draw:text-style-name="P4" draw:layer="layout" draw:line-skew="1.098cm" svg:x1="23.401cm" svg:y1="6cm" svg:x2="16cm" svg:y2="10cm" draw:start-shape="id10" draw:start-glue-point="10" draw:end-shape="id4" draw:end-glue-point="1" svg:d="M23401 6000h1599v4000h-9000" svg:viewBox="0 0 9001 4001">
          <text:p/>
        </draw:connector>
        <draw:line draw:style-name="gr2" draw:text-style-name="P4" draw:layer="layout" svg:x1="23.5cm" svg:y1="6cm" svg:x2="26cm" svg:y2="6cm">
          <text:p/>
        </draw:line>
        <draw:custom-shape draw:style-name="gr9" draw:text-style-name="P8" draw:layer="layout" svg:width="9.6cm" svg:height="3.4cm" svg:x="7.1cm" svg:y="5.3cm">
          <text:p text:style-name="P1"><text:span text:style-name="T5">S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8cm" svg:height="3.4cm" svg:x="16.8cm" svg:y="3.3cm">
          <text:p text:style-name="P1"><text:span text:style-name="T5">S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0.6cm" svg:height="8.3cm" svg:x="4.6cm" svg:y="2.4cm">
          <text:p text:style-name="P1"><text:span text:style-name="T5">S</text:span><text:span text:style-name="T6">3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24T07:54:05.796128390</dc:date>
    <meta:editing-duration>PT13M19S</meta:editing-duration>
    <meta:editing-cycles>4</meta:editing-cycles>
    <meta:generator>LibreOffice/6.1.5.2$Linux_X86_64 LibreOffice_project/10$Build-2</meta:generator>
    <meta:document-statistic meta:object-count="34"/>
  </office:meta>
</office:document-meta>
</file>